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4ac35" officeooo:paragraph-rsid="0014ac35"/>
    </style:style>
    <style:style style:name="P2" style:family="paragraph" style:parent-style-name="Standard">
      <style:text-properties officeooo:rsid="0014ac35" officeooo:paragraph-rsid="001553fc"/>
    </style:style>
    <style:style style:name="P3" style:family="paragraph" style:parent-style-name="Standard">
      <style:paragraph-properties fo:text-align="end" style:justify-single-word="false"/>
      <style:text-properties officeooo:rsid="0014ac35" officeooo:paragraph-rsid="0014ac35"/>
    </style:style>
    <style:style style:name="P4" style:family="paragraph" style:parent-style-name="Standard">
      <style:text-properties officeooo:rsid="0015b5da" officeooo:paragraph-rsid="0015b5da"/>
    </style:style>
    <style:style style:name="P5" style:family="paragraph" style:parent-style-name="Standard">
      <style:text-properties officeooo:rsid="001553fc" officeooo:paragraph-rsid="001553fc"/>
    </style:style>
    <style:style style:name="P6" style:family="paragraph" style:parent-style-name="Standard">
      <style:text-properties officeooo:rsid="0015b5da" officeooo:paragraph-rsid="0015b5da"/>
    </style:style>
    <style:style style:name="P7" style:family="paragraph" style:parent-style-name="Standard">
      <style:text-properties officeooo:rsid="0016b901" officeooo:paragraph-rsid="0016b901"/>
    </style:style>
    <style:style style:name="T1" style:family="text">
      <style:text-properties officeooo:rsid="001553fc"/>
    </style:style>
    <style:style style:name="T2" style:family="text">
      <style:text-properties officeooo:rsid="0016b90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Ciudad de México a 8 de julio de 2019</text:p>
      <text:p text:style-name="P3"/>
      <text:p text:style-name="P1">Taller de código es: hacer una presentación y ponerla en la web para que otras <text:s/>personas la vean</text:p>
      <text:p text:style-name="P1"/>
      <text:p text:style-name="P2">Necesitamos aprender una forma de <text:span text:style-name="T1">materializar nuestra idea para presentarla a los demás, </text:span></text:p>
      <text:p text:style-name="P5">en nuestro caso particular seria, <text:s/>una “pagina web” en la cual presentamos de una forma visual nuestra idea y tratamos que sea fácil de entender para todos, <text:span text:style-name="T2">auxiliando-nos</text:span> de imágenes, colores, y texto </text:p>
      <text:p text:style-name="P2"/>
      <text:p text:style-name="P5"><text:s text:c="2"/></text:p>
      <text:p text:style-name="P4">ejemplo:</text:p>
      <text:p text:style-name="P4">anuncios de empresas comerciales</text:p>
      <text:p text:style-name="P7">anuncios de productos </text:p>
      <text:p text:style-name="P7">anuncios de servicios etc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8T10:02:34.265000000</meta:creation-date>
    <dc:date>2019-07-17T09:48:32.361000000</dc:date>
    <meta:editing-duration>PT9M21S</meta:editing-duration>
    <meta:editing-cycles>2</meta:editing-cycles>
    <meta:generator>LibreOffice/6.1.4.2$Windows_X86_64 LibreOffice_project/9d0f32d1f0b509096fd65e0d4bec26ddd1938fd3</meta:generator>
    <meta:document-statistic meta:table-count="0" meta:image-count="0" meta:object-count="0" meta:page-count="1" meta:paragraph-count="9" meta:word-count="85" meta:character-count="515" meta:non-whitespace-character-count="431"/>
  </office:meta>
</office:document-meta>
</file>